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fo:language="en" fo:country="US"/>
    </style:style>
    <style:style style:name="T2" style:family="text">
      <style:text-properties fo:font-size="12pt"/>
    </style:style>
    <style:style style:name="T3" style:family="text">
      <style:text-properties fo:font-size="10pt" style:font-size-asian="10pt" style:font-size-complex="10pt"/>
    </style:style>
    <style:style style:name="gr1" style:family="graphic">
      <style:graphic-properties draw:stroke="solid" svg:stroke-width="0.051cm" svg:stroke-color="#000000" draw:marker-start-width="0.508cm" draw:marker-end-width="0.508cm" draw:fill="none" draw:fill-color="#ffffff" fo:min-height="0.53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1cm" svg:stroke-color="#000000" draw:marker-start-width="0.508cm" draw:marker-end-width="0.508cm" draw:fill="none" draw:fill-color="#ffffff" fo:min-height="0.74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1cm" svg:stroke-color="#000000" draw:marker-start-width="0.508cm" draw:marker-end-width="0.508cm" draw:fill="none" draw:fill-color="#ffffff" fo:min-height="0.78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draw:marker-start-width="0.494cm" draw:marker-end="Symmetric_20_Arrow" draw:marker-end-width="0.3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draw:marker-start-width="0.504cm" draw:marker-end-width="0.50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1cm" svg:stroke-color="#000000" draw:marker-start-width="0.508cm" draw:marker-end-width="0.508cm" draw:fill="none" draw:fill-color="#ffffff" fo:min-height="0.9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1cm" svg:stroke-color="#000000" draw:marker-start-width="0.508cm" draw:marker-end-width="0.508cm" draw:fill="none" draw:fill-color="#ffffff" fo:min-height="1.03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2" draw:style-name="gr1" draw:text-style-name="P2" svg:width="3.5cm" svg:height="1.026cm" svg:x="1.332cm" svg:y="0.071cm"><draw:text-box><text:p text:style-name="P1"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A</text:span><text:span text:style-name="T2">s</text:span><text:span text:style-name="T2">s</text:span><text:span text:style-name="T2">o</text:span><text:span text:style-name="T2">c</text:span><text:span text:style-name="T2">i</text:span><text:span text:style-name="T2">a</text:span><text:span text:style-name="T2">t</text:span><text:span text:style-name="T2">i</text:span><text:span text:style-name="T2">o</text:span><text:span text:style-name="T2">n</text:span></text:p></draw:text-box></draw:frame><draw:frame text:anchor-type="paragraph" draw:z-index="1" draw:name="Shape2" draw:style-name="gr2" draw:text-style-name="P2" svg:width="2.737cm" svg:height="0.796cm" svg:x="7.304cm" svg:y="2.729cm"><draw:text-box><text:p text:style-name="P1"><text:span text:style-name="T2">Distributed</text:span></text:p></draw:text-box></draw:frame><draw:frame text:anchor-type="paragraph" draw:z-index="2" draw:name="Shape2" draw:style-name="gr3" draw:text-style-name="P2" svg:width="2.7cm" svg:height="0.839cm" svg:x="10.426cm" svg:y="2.709cm"><draw:text-box><text:p text:style-name="P1"><text:span text:style-name="T2">Centralised</text:span></text:p></draw:text-box></draw:frame><draw:line text:anchor-type="paragraph" draw:z-index="3" draw:name="Shape10" draw:style-name="gr4" draw:text-style-name="P3" svg:x1="8.654cm" svg:y1="1.88cm" svg:x2="8.656cm" svg:y2="2.728cm"><text:p/></draw:line><draw:line text:anchor-type="paragraph" draw:z-index="4" draw:name="Shape8" draw:style-name="gr5" draw:text-style-name="P1" svg:x1="11.829cm" svg:y1="1.88cm" svg:x2="8.654cm" svg:y2="1.88cm"><text:p/></draw:line><draw:frame text:anchor-type="paragraph" draw:z-index="5" draw:name="Shape2" draw:style-name="gr6" draw:text-style-name="P2" svg:width="2.802cm" svg:height="1.026cm" svg:x="0.109cm" svg:y="2.455cm"><draw:text-box><text:p text:style-name="P1"><text:span text:style-name="T2">Mobility Management</text:span></text:p></draw:text-box></draw:frame><draw:frame text:anchor-type="paragraph" draw:z-index="6" draw:name="Shape2" draw:style-name="gr7" draw:text-style-name="P4" svg:width="3.663cm" svg:height="1.086cm" svg:x="3.073cm" svg:y="2.409cm"><draw:text-box><text:p text:style-name="P1"><text:span text:style-name="T3">Load Balancing/ Throughput Optimisation</text:span></text:p></draw:text-box></draw:frame><draw:line text:anchor-type="paragraph" draw:z-index="7" draw:name="Shape10" draw:style-name="gr4" draw:text-style-name="P3" svg:x1="1.434cm" svg:y1="1.706cm" svg:x2="1.434cm" svg:y2="2.456cm"><text:p/></draw:line><draw:line text:anchor-type="paragraph" draw:z-index="8" draw:name="Shape10" draw:style-name="gr4" draw:text-style-name="P3" svg:x1="4.773cm" svg:y1="1.706cm" svg:x2="4.777cm" svg:y2="2.41cm"><text:p/></draw:line><draw:line text:anchor-type="paragraph" draw:z-index="9" draw:name="Shape10" draw:style-name="gr8" draw:text-style-name="P3" svg:x1="3.083cm" svg:y1="1.705cm" svg:x2="3.083cm" svg:y2="1.095cm"><text:p/></draw:line><draw:line text:anchor-type="paragraph" draw:z-index="10" draw:name="Shape8" draw:style-name="gr5" draw:text-style-name="P1" svg:x1="4.777cm" svg:y1="1.706cm" svg:x2="1.434cm" svg:y2="1.706cm"><text:p/></draw:line><draw:line text:anchor-type="paragraph" draw:z-index="11" draw:name="Shape10" draw:style-name="gr8" draw:text-style-name="P3" svg:x1="10.128cm" svg:y1="1.88cm" svg:x2="10.128cm" svg:y2="1.095cm"><text:p/></draw:line><draw:frame text:anchor-type="paragraph" draw:z-index="12" draw:name="Shape2" draw:style-name="gr6" draw:text-style-name="P2" svg:width="3.499cm" svg:height="1.026cm" svg:x="8.343cm" svg:y="0.071cm"><draw:text-box><text:p text:style-name="P1"><text:span text:style-name="T1">Client-Access</text:span><text:span text:style-name="T2"> Point Association</text:span></text:p></draw:text-box></draw:frame><draw:line text:anchor-type="paragraph" draw:z-index="13" draw:name="Shape10" draw:style-name="gr4" draw:text-style-name="P3" svg:x1="11.829cm" svg:y1="1.88cm" svg:x2="11.831cm" svg:y2="2.70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cm" fo:page-height="4.00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6:52:01.374041363</meta:creation-date>
    <dc:date>2017-09-28T13:12:39.611035323</dc:date>
    <meta:editing-duration>PT10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